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margin-left="0in" fo:margin-right="0in" fo:line-height="115%" fo:text-indent="0.5in" style:auto-text-indent="false" fo:break-before="auto" fo:break-after="auto" style:writing-mode="lr-tb"/>
    </style:style>
    <style:style style:name="P4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5" style:family="paragraph" style:parent-style-name="Standard">
      <style:paragraph-properties fo:line-height="115%" fo:break-before="auto" fo:break-after="auto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6" style:family="paragraph" style:parent-style-name="Standard">
      <style:paragraph-properties fo:line-height="115%" style:writing-mode="lr-tb"/>
    </style:style>
    <style:style style:name="T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" style:family="text">
      <style:text-properties style:font-name="Times New Roman" fo:font-size="13pt" style:font-name-asian="Times New Roman" style:font-size-asian="13pt" style:font-name-complex="Times New Roman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/></text:p>
      <text:p text:style-name="P6"><text:span text:style-name="T1">USER</text:span><text:span text:style-name="T1">(</text:span><text:span text:style-name="T1">username</text:span><text:span text:style-name="T1">, </text:span><text:span text:style-name="T1">name</text:span><text:span text:style-name="T1">, </text:span><text:span text:style-name="T1">dob</text:span><text:span text:style-name="T1">, </text:span><text:span text:style-name="T1">phone</text:span><text:span text:style-name="T1">, </text:span><text:span text:style-name="T1">address</text:span><text:span text:style-name="T1">, </text:span><text:span text:style-name="T1">password</text:span><text:span text:style-name="T1">, </text:span><text:span text:style-name="T1">email</text:span><text:span text:style-name="T1">)</text:span></text:p>
      <text:p text:style-name="P2"/>
      <text:p text:style-name="P1"><text:span text:style-name="T1">MANAGER</text:span><text:span text:style-name="T1">(</text:span><text:span text:style-name="T1">username</text:span><text:span text:style-name="T1">, </text:span><text:span text:style-name="T1">id</text:span><text:span text:style-name="T1">)</text:span></text:p>
      <text:p text:style-name="P3"><text:span text:style-name="T1">-</text:span><text:span text:style-name="T1">fk</text:span><text:span text:style-name="T1"> </text:span><text:span text:style-name="T1">username</text:span><text:span text:style-name="T1"> </text:span><text:span text:style-name="T1">references</text:span><text:span text:style-name="T1"> </text:span><text:span text:style-name="T1">USER</text:span></text:p>
      <text:p text:style-name="P2"/>
      <text:p text:style-name="P1"><text:span text:style-name="T1">EMPLOYEE</text:span><text:span text:style-name="T1">(</text:span><text:span text:style-name="T1">username</text:span><text:span text:style-name="T1">, </text:span><text:span text:style-name="T1">id</text:span><text:span text:style-name="T1">)</text:span></text:p>
      <text:p text:style-name="P1"><text:span text:style-name="T1"><text:tab/>-</text:span><text:span text:style-name="T1">fk</text:span><text:span text:style-name="T1"> </text:span><text:span text:style-name="T1">username</text:span><text:span text:style-name="T1"> </text:span><text:span text:style-name="T1">references</text:span><text:span text:style-name="T1"> </text:span><text:span text:style-name="T1">USER</text:span></text:p>
      <text:p text:style-name="P2"/>
      <text:p text:style-name="P1"><text:span text:style-name="T1">CUSTOMER</text:span><text:span text:style-name="T1">(</text:span><text:span text:style-name="T1">username</text:span><text:span text:style-name="T1">)</text:span></text:p>
      <text:p text:style-name="P3"><text:span text:style-name="T1">-</text:span><text:span text:style-name="T1">fk</text:span><text:span text:style-name="T1"> </text:span><text:span text:style-name="T1">username</text:span><text:span text:style-name="T1"> </text:span><text:span text:style-name="T1">references</text:span><text:span text:style-name="T1"> </text:span><text:span text:style-name="T1">USER</text:span><text:span text:style-name="T1"><text:tab/></text:span></text:p>
      <text:p text:style-name="P2"/>
      <text:p text:style-name="P1"><text:span text:style-name="T1">CART</text:span><text:span text:style-name="T1">(</text:span><text:span text:style-name="T1">cartID</text:span><text:span text:style-name="T1">, </text:span><text:span text:style-name="T1">createdby</text:span><text:span text:style-name="T1">, </text:span><text:span text:style-name="T1">username</text:span><text:span text:style-name="T1">) </text:span></text:p>
      <text:p text:style-name="P3"><text:span text:style-name="T1">-</text:span><text:span text:style-name="T1">fk</text:span><text:span text:style-name="T1"> </text:span><text:span text:style-name="T1">username</text:span><text:span text:style-name="T1"> </text:span><text:span text:style-name="T1">references</text:span><text:span text:style-name="T1"> </text:span><text:span text:style-name="T1">USER</text:span><text:span text:style-name="T1"><text:tab/></text:span></text:p>
      <text:p text:style-name="P2"/>
      <text:p text:style-name="P1"><text:span text:style-name="T1">ORDER</text:span><text:span text:style-name="T1">(</text:span><text:span text:style-name="T1">orderID</text:span><text:span text:style-name="T1">, </text:span><text:span text:style-name="T1">createdby</text:span><text:span text:style-name="T1">, </text:span><text:span text:style-name="T1">date</text:span><text:span text:style-name="T1">, </text:span><text:span text:style-name="T1">totalPrice</text:span><text:span text:style-name="T1">, </text:span><text:span text:style-name="T1">username</text:span><text:span text:style-name="T1">, </text:span><text:span text:style-name="T1">id</text:span></text:p>
      <text:p text:style-name="P3"><text:span text:style-name="T1">-</text:span><text:span text:style-name="T1">fk</text:span><text:span text:style-name="T1"> (</text:span><text:span text:style-name="T1">username</text:span><text:span text:style-name="T1">, </text:span><text:span text:style-name="T1">id</text:span><text:span text:style-name="T1">) </text:span><text:span text:style-name="T1">references</text:span><text:span text:style-name="T1"> </text:span><text:span text:style-name="T1">MANAGER</text:span><text:span text:style-name="T1"> </text:span></text:p>
      <text:p text:style-name="P2"><text:tab/></text:p>
      <text:p text:style-name="P1"><text:span text:style-name="T1">PROCESS</text:span><text:span text:style-name="T1">(</text:span><text:span text:style-name="T1">cartID</text:span><text:span text:style-name="T1">, </text:span><text:span text:style-name="T1">orderID</text:span><text:span text:style-name="T1">)</text:span></text:p>
      <text:p text:style-name="P1"><text:span text:style-name="T1"><text:tab/>-</text:span><text:span text:style-name="T1">fk</text:span><text:span text:style-name="T1"> </text:span><text:span text:style-name="T1">cartID</text:span><text:span text:style-name="T1"> </text:span><text:span text:style-name="T1">references</text:span><text:span text:style-name="T1"> </text:span><text:span text:style-name="T1">CART</text:span></text:p>
      <text:p text:style-name="P1"><text:span text:style-name="T1"><text:tab/> <text:s text:c="4"/></text:span><text:span text:style-name="T1">orderID</text:span><text:span text:style-name="T1"> </text:span><text:span text:style-name="T1">reference</text:span><text:span text:style-name="T1"> </text:span><text:span text:style-name="T1">ORDER</text:span></text:p>
      <text:p text:style-name="P2"/>
      <text:p text:style-name="P1"><text:span text:style-name="T1">CONTAINS</text:span><text:span text:style-name="T1">(</text:span><text:span text:style-name="T1">cartID</text:span><text:span text:style-name="T1">, </text:span><text:span text:style-name="T1">productNum</text:span><text:span text:style-name="T1">, </text:span><text:span text:style-name="T1">barcode</text:span><text:span text:style-name="T1">)</text:span></text:p>
      <text:p text:style-name="P1"><text:span text:style-name="T1"><text:tab/>-</text:span><text:span text:style-name="T1">fk</text:span><text:span text:style-name="T1"> (</text:span><text:span text:style-name="T1">productNum</text:span><text:span text:style-name="T1">, </text:span><text:span text:style-name="T1">barcode</text:span><text:span text:style-name="T1">) </text:span><text:span text:style-name="T1">references</text:span><text:span text:style-name="T1"> </text:span><text:span text:style-name="T1">ITEMS</text:span></text:p>
      <text:p text:style-name="P1"><text:span text:style-name="T1"><text:tab/> <text:s text:c="4"/></text:span><text:span text:style-name="T1">cartID</text:span><text:span text:style-name="T1"> </text:span><text:span text:style-name="T1">reference</text:span><text:span text:style-name="T1"> </text:span><text:span text:style-name="T1">CART</text:span></text:p>
      <text:p text:style-name="P2"/>
      <text:p text:style-name="P1"><text:span text:style-name="T1">ITEMS</text:span><text:span text:style-name="T1">(</text:span><text:span text:style-name="T1">productNum</text:span><text:span text:style-name="T1">, </text:span><text:span text:style-name="T1">barcode</text:span><text:span text:style-name="T1">, </text:span><text:span text:style-name="T1">name</text:span><text:span text:style-name="T1">, </text:span><text:span text:style-name="T1">descripton</text:span><text:span text:style-name="T1">, </text:span><text:span text:style-name="T1">salesPrice</text:span><text:span text:style-name="T1">, </text:span><text:span text:style-name="T1">purchasePrice</text:span><text:span text:style-name="T1">)</text:span></text:p>
      <text:p text:style-name="P2"/>
      <text:p text:style-name="P1"><text:span text:style-name="T1">LOCATION</text:span><text:span text:style-name="T1">(</text:span><text:span text:style-name="T1">storeNum</text:span><text:span text:style-name="T1">, </text:span><text:span text:style-name="T1">name</text:span><text:span text:style-name="T1">, </text:span><text:span text:style-name="T1">address</text:span><text:span text:style-name="T1">, </text:span><text:span text:style-name="T1">phone</text:span><text:span text:style-name="T1">, </text:span><text:span text:style-name="T1">hours</text:span><text:span text:style-name="T1">, </text:span><text:span text:style-name="T1">department</text:span><text:span text:style-name="T1">)</text:span></text:p>
      <text:p text:style-name="P2"><text:tab/></text:p>
      <text:p text:style-name="P1"><text:span text:style-name="T1">LOCATED</text:span><text:span text:style-name="T1">(</text:span><text:span text:style-name="T1">productNum</text:span><text:span text:style-name="T1">, </text:span><text:span text:style-name="T1">barcode</text:span><text:span text:style-name="T1">, </text:span><text:span text:style-name="T1">storeNum</text:span><text:span text:style-name="T1">)</text:span></text:p>
      <text:p text:style-name="P3"><text:span text:style-name="T1">-</text:span><text:span text:style-name="T1">fk</text:span><text:span text:style-name="T1"> (</text:span><text:span text:style-name="T1">productNum</text:span><text:span text:style-name="T1">, </text:span><text:span text:style-name="T1">barcode</text:span><text:span text:style-name="T1">) </text:span><text:span text:style-name="T1">references</text:span><text:span text:style-name="T1"> </text:span><text:span text:style-name="T1">ITEMS</text:span><text:span text:style-name="T1"><text:tab/></text:span></text:p>
      <text:p text:style-name="P1"><text:span text:style-name="T1"><text:tab/> <text:s text:c="4"/></text:span><text:span text:style-name="T1">storeNum</text:span><text:span text:style-name="T1"> </text:span><text:span text:style-name="T1">references</text:span><text:span text:style-name="T1"> </text:span><text:span text:style-name="T1">LOCATION</text:span></text:p>
      <text:p text:style-name="P2"/>
      <text:p text:style-name="P1"><text:span text:style-name="T1">STORE</text:span><text:span text:style-name="T1">(</text:span><text:span text:style-name="T1">storeNum</text:span><text:span text:style-name="T1">)</text:span></text:p>
      <text:p text:style-name="P1"><text:span text:style-name="T1"><text:tab/>-</text:span><text:span text:style-name="T1">fk</text:span><text:span text:style-name="T1"> </text:span><text:span text:style-name="T1">storeNum</text:span><text:span text:style-name="T1"> </text:span><text:span text:style-name="T1">references</text:span><text:span text:style-name="T1"> </text:span><text:span text:style-name="T1">LOCATION</text:span></text:p>
      <text:p text:style-name="P2"/>
      <text:p text:style-name="P1"><text:span text:style-name="T1">WAREHOUSE</text:span><text:span text:style-name="T1">(</text:span><text:span text:style-name="T1">storeNum</text:span><text:span text:style-name="T1">)</text:span></text:p>
      <text:p text:style-name="P3"><text:span text:style-name="T1">-</text:span><text:span text:style-name="T1">fk</text:span><text:span text:style-name="T1"> </text:span><text:span text:style-name="T1">storeNum</text:span><text:span text:style-name="T1"> </text:span><text:span text:style-name="T1">references</text:span><text:span text:style-name="T1"> </text:span><text:span text:style-name="T1">LOCATION</text:span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in" fo:margin-bottom="0.139in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MP2" style:family="paragraph" style:parent-style-name="Standard">
      <style:paragraph-properties fo:line-height="115%" fo:break-before="auto" fo:break-after="auto" style:writing-mode="lr-tb"/>
    </style:style>
    <style:style style:name="MT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MT2" style:family="text">
      <style:text-properties style:font-name="Times New Roman" fo:font-size="13pt" style:font-name-asian="Times New Roman" style:font-size-asian="13pt" style:font-name-complex="Times New Roman" style:font-size-complex="13pt"/>
    </style:style>
    <style:page-layout style:name="Mpm1">
      <style:page-layout-properties fo:page-width="8.5in" fo:page-height="11in" style:num-format="1" style:print-orientation="portrait" fo:margin-top="0.4917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5083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 <text:tab/> <text:tab/></text:p>
        <text:p text:style-name="MP2"><text:span text:style-name="MT1">3660 Group Project<text:tab/> <text:s/><text:tab/><text:tab/></text:span><text:span text:style-name="MT2">ER model</text:span><text:span text:style-name="MT1"><text:tab/> <text:s text:c="5"/>Camara Lerner, Chris Pinter, David Fox</text:span></text:p>
        <text:p text:style-name="MP2"><text:span text:style-name="MT1">Inventory Management System<text:tab/><text:tab/><text:tab/><text:tab/><text:tab/><text:tab/> <text:s text:c="15"/>1 Mar 201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dc:title/>
    <meta:initial-creator/>
    <dc:creator>David Fox</dc:creator>
    <meta:editing-cycles>2</meta:editing-cycles>
    <meta:document-statistic meta:table-count="0" meta:image-count="0" meta:object-count="0" meta:page-count="1" meta:paragraph-count="31" meta:word-count="112" meta:character-count="1036" meta:non-whitespace-character-count="886"/>
    <dc:date>2014-03-01T17:43:07</dc:date>
    <meta:editing-duration>PT46S</meta:editing-duration>
  </office:meta>
</office:document-meta>
</file>